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fo:font-size="16pt" fo:font-weight="normal" officeooo:rsid="00111bfb" officeooo:paragraph-rsid="001d527b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10%" fo:text-align="center" style:justify-single-word="false"/>
      <style:text-properties fo:color="#333333" fo:font-size="26pt" fo:font-weight="normal" officeooo:rsid="00111bfb" officeooo:paragraph-rsid="001d527b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line-height="110%" fo:text-align="center" style:justify-single-word="false"/>
      <style:text-properties fo:color="#333333" fo:font-size="26pt" fo:font-weight="normal" officeooo:rsid="000e9e46" officeooo:paragraph-rsid="001d527b" style:font-size-asian="26pt" style:font-weight-asian="normal" style:font-size-complex="26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333333" fo:font-size="16pt" fo:font-weight="normal" officeooo:rsid="00111bfb" officeooo:paragraph-rsid="001d527b" style:font-size-asian="16pt" style:font-weight-asian="normal" style:font-size-complex="1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officeooo:rsid="001d527b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="none" draw:textarea-vertical-align="middle" draw:auto-grow-height="false" fo:min-height="8.396cm" fo:min-width="0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A Vitória É Certa</text:span> <text:tab/><text:span text:style-name="T7">Michelle Nascimento</text:span><text:span text:style-name="T3"><text:tab/><text:tab/></text:span><text:span text:style-name="T4">[ 1</text:span><text:span text:style-name="T5">8</text:span><text:span text:style-name="T4"> ]</text:span></text:p>
      <text:p text:style-name="P1"><text:s text:c="2"/></text:p>
      <text:p text:style-name="P2">Nosso Deus é poderoso</text:p>
      <text:p text:style-name="P2">Suas obras são incontáveis</text:p>
      <text:p text:style-name="P2">Seu projeto de vitória é perfeito</text:p>
      <text:p text:style-name="P2">Tudo é correto é irrepreensível</text:p>
      <text:p text:style-name="P2">Ele ordena e tudo acontece</text:p>
      <text:p text:style-name="P2">Seu poder é sem medida, é incomparável</text:p>
      <text:p text:style-name="P2">E hoje aqui, e hoje aqui</text:p>
      <text:p text:style-name="P2">Vai fazer milagre</text:p>
      <text:p text:style-name="P2"/>
      <text:p text:style-name="P2"><draw:custom-shape text:anchor-type="paragraph" draw:z-index="0" draw:style-name="gr1" draw:text-style-name="P5" svg:width="0.371cm" svg:height="8.395cm" svg:x="15.753cm" svg:y="0.05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us vai fazer um movimento</text:p>
      <text:p text:style-name="P2">Deus vai fazer o impossível</text:p>
      <text:p text:style-name="P2"><draw:frame text:anchor-type="paragraph" draw:z-index="1" draw:style-name="gr2" draw:text-style-name="P7" svg:width="0.507cm" svg:height="2.691cm" svg:x="16.388cm" svg:y="0.75cm"><draw:text-box><text:p text:style-name="P6"><text:span text:style-name="T7">2x</text:span></text:p><text:p text:style-name="P6"><text:span text:style-name="T7">F</text:span></text:p><text:p text:style-name="P6"><text:span text:style-name="T7">I</text:span></text:p><text:p text:style-name="P6"><text:span text:style-name="T7">N</text:span></text:p><text:p text:style-name="P6"><text:span text:style-name="T7">A</text:span></text:p><text:p text:style-name="P6"><text:span text:style-name="T7">L</text:span></text:p></draw:text-box></draw:frame>Deus vai erguer o que esta caído</text:p>
      <text:p text:style-name="P2">E vai reconstruir o coração partido</text:p>
      <text:p text:style-name="P2">Vai trazer a paz a quem esta em guerra</text:p>
      <text:p text:style-name="P2">Vai dar o renovo a quem perdeu a unção</text:p>
      <text:p text:style-name="P2">Veja o poderoso Deus operando aqui</text:p>
      <text:p text:style-name="P2">E quando ele opera a vitória é certa</text:p>
      <text:p text:style-name="P2"/>
      <text:p text:style-name="P2">E quando ele opera a vitória é certa</text:p>
      <text:p text:style-name="P3">E quando ele opera a vitória é cer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5:02:28.333738489</dc:date>
    <meta:editing-duration>PT26M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0" meta:word-count="120" meta:character-count="603" meta:non-whitespace-character-count="498"/>
  </office:meta>
</office:document-meta>
</file>